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4000001ED3303A7869F763AF9.png" manifest:media-type="image/png"/>
  <manifest:file-entry manifest:full-path="Pictures/100000000000042D000000EA60132D204FAA966B.png" manifest:media-type="image/png"/>
  <manifest:file-entry manifest:full-path="Pictures/10000000000002CD000000D07D186F19A61690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511" officeooo:paragraph-rsid="0000c511"/>
    </style:style>
    <style:style style:name="P2" style:family="paragraph" style:parent-style-name="Standard">
      <style:text-properties fo:font-style="italic" fo:font-weight="bold" officeooo:rsid="000377e0" officeooo:paragraph-rsid="000377e0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9</text:p>
      <text:p text:style-name="P1"/>
      <text:p text:style-name="P1"><draw:frame draw:style-name="fr1" draw:name="Figura1" text:anchor-type="paragraph" svg:width="17cm" svg:height="9.149cm" draw:z-index="0"><draw:image xlink:href="Pictures/1000000000000394000001ED3303A7869F763AF9.png" xlink:type="simple" xlink:show="embed" xlink:actuate="onLoad"/></draw:frame></text:p>
      <text:p text:style-name="P1"/>
      <text:p text:style-name="P1"><draw:frame draw:style-name="fr1" draw:name="Figura2" text:anchor-type="paragraph" svg:width="17cm" svg:height="3.72cm" draw:z-index="1"><draw:image xlink:href="Pictures/100000000000042D000000EA60132D204FAA966B.png" xlink:type="simple" xlink:show="embed" xlink:actuate="onLoad"/></draw:frame></text:p>
      <text:p text:style-name="P1"/>
      <text:p text:style-name="P1"/>
      <text:p text:style-name="P1"><draw:frame draw:style-name="fr1" draw:name="Figura3" text:anchor-type="paragraph" svg:width="17cm" svg:height="4.93cm" draw:z-index="2"><draw:image xlink:href="Pictures/10000000000002CD000000D07D186F19A61690D9.png" xlink:type="simple" xlink:show="embed" xlink:actuate="onLoad"/></draw:frame></text:p>
      <text:p text:style-name="P1"/>
      <text:p text:style-name="P1"/>
      <text:p text:style-name="P2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05:49.665000000</meta:creation-date>
    <dc:date>2018-03-01T10:49:50.784000000</dc:date>
    <meta:editing-duration>PT33M50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2" meta:word-count="2" meta:character-count="21" meta:non-whitespace-character-count="21"/>
  </office:meta>
</office:document-meta>
</file>